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rsid="00168cdb" officeooo:paragraph-rsid="00168cdb" style:font-style-asian="italic" style:font-style-complex="italic"/>
    </style:style>
    <style:style style:name="P2" style:family="paragraph" style:parent-style-name="Standard">
      <style:text-properties fo:language="en" fo:country="US" fo:font-style="italic" officeooo:rsid="001bf751" officeooo:paragraph-rsid="001bf751" style:font-style-asian="italic" style:font-style-complex="italic"/>
    </style:style>
    <style:style style:name="P3" style:family="paragraph" style:parent-style-name="Standard">
      <style:text-properties fo:color="#0000ff" fo:language="en" fo:country="US" fo:font-style="italic" officeooo:rsid="00168cdb" officeooo:paragraph-rsid="00168cdb" style:font-style-asian="italic" style:font-style-complex="italic"/>
    </style:style>
    <style:style style:name="P4" style:family="paragraph" style:parent-style-name="Standard">
      <style:text-properties fo:color="#0000ff" fo:language="en" fo:country="US" fo:font-style="italic" officeooo:rsid="00182e58" officeooo:paragraph-rsid="00182e58" style:font-style-asian="italic" style:font-style-complex="italic"/>
    </style:style>
    <style:style style:name="P5" style:family="paragraph" style:parent-style-name="Standard">
      <style:text-properties fo:color="#0000ff" fo:language="en" fo:country="US" fo:font-style="italic" officeooo:rsid="001bf751" officeooo:paragraph-rsid="001bf751" style:font-style-asian="italic" style:font-style-complex="italic"/>
    </style:style>
    <style:style style:name="P6" style:family="paragraph" style:parent-style-name="Standard">
      <style:text-properties fo:color="#0000ff" fo:language="en" fo:country="US" fo:font-style="italic" officeooo:rsid="001cd3ec" officeooo:paragraph-rsid="001cd3ec" style:font-style-asian="italic" style:font-style-complex="italic"/>
    </style:style>
    <style:style style:name="P7" style:family="paragraph" style:parent-style-name="Standard">
      <style:text-properties fo:color="#0000ff" fo:language="en" fo:country="US" fo:font-style="italic" officeooo:rsid="0020334c" officeooo:paragraph-rsid="0020334c" style:font-style-asian="italic" style:font-style-complex="italic"/>
    </style:style>
    <style:style style:name="P8" style:family="paragraph" style:parent-style-name="Standard">
      <style:text-properties fo:color="#0000ff" fo:font-style="italic" officeooo:paragraph-rsid="00199329" style:font-style-asian="italic" style:font-style-complex="italic"/>
    </style:style>
    <style:style style:name="P9" style:family="paragraph" style:parent-style-name="Standard">
      <style:text-properties fo:font-style="italic" officeooo:paragraph-rsid="00182e58" style:font-style-asian="italic" style:font-style-complex="italic"/>
    </style:style>
    <style:style style:name="P10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0000ff" fo:language="en" fo:country="US" fo:font-style="italic" officeooo:rsid="00266a64" officeooo:paragraph-rsid="00266a64" style:font-style-asian="italic" style:font-style-complex="italic"/>
    </style:style>
    <style:style style:name="P11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36dd2" officeooo:paragraph-rsid="00236dd2" style:font-style-asian="italic" style:font-style-complex="italic"/>
    </style:style>
    <style:style style:name="P12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36dd2" officeooo:paragraph-rsid="00236dd2" style:font-style-asian="italic" style:font-style-complex="italic"/>
    </style:style>
    <style:style style:name="P13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36dd2" officeooo:paragraph-rsid="0025378f" style:font-style-asian="italic" style:font-style-complex="italic"/>
    </style:style>
    <style:style style:name="T1" style:family="text">
      <style:text-properties fo:language="en" fo:country="US" officeooo:rsid="00168cdb"/>
    </style:style>
    <style:style style:name="T2" style:family="text">
      <style:text-properties fo:language="en" fo:country="US" officeooo:rsid="00199329"/>
    </style:style>
    <style:style style:name="T3" style:family="text">
      <style:text-properties officeooo:rsid="00179fb3"/>
    </style:style>
    <style:style style:name="T4" style:family="text">
      <style:text-properties officeooo:rsid="00182e58"/>
    </style:style>
    <style:style style:name="T5" style:family="text">
      <style:text-properties fo:color="#0000ff"/>
    </style:style>
    <style:style style:name="T6" style:family="text">
      <style:text-properties fo:color="#0000ff" fo:language="en" fo:country="US" officeooo:rsid="00182e58"/>
    </style:style>
    <style:style style:name="T7" style:family="text">
      <style:text-properties fo:color="#0000ff" officeooo:rsid="00182e58"/>
    </style:style>
    <style:style style:name="T8" style:family="text">
      <style:text-properties fo:color="#0000ff" officeooo:rsid="001cd3ec"/>
    </style:style>
    <style:style style:name="T9" style:family="text">
      <style:text-properties officeooo:rsid="00199329"/>
    </style:style>
    <style:style style:name="T10" style:family="text">
      <style:text-properties officeooo:rsid="001a5a12"/>
    </style:style>
    <style:style style:name="T11" style:family="text">
      <style:text-properties officeooo:rsid="001d2218"/>
    </style:style>
    <style:style style:name="T12" style:family="text">
      <style:text-properties officeooo:rsid="00216ec5"/>
    </style:style>
    <style:style style:name="T13" style:family="text">
      <style:text-properties officeooo:rsid="002537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swer each of the following:</text:p>
      <text:p text:style-name="P11"/>
      <text:p text:style-name="P11">a) A pointer variable contains as its value the __address____ of another variable.</text:p>
      <text:p text:style-name="P11"/>
      <text:p text:style-name="P11">b) The three values that can be used to initialize a pointer are ___address___, ___0___ and</text:p>
      <text:p text:style-name="P11">___NULL___.</text:p>
      <text:p text:style-name="P11"/>
      <text:p text:style-name="P11">c) The only integer that can be assigned to a pointer is ___0___.</text:p>
      <text:p text:style-name="P11"/>
      <text:p text:style-name="P11"/>
      <text:p text:style-name="P11"/>
      <text:p text:style-name="P11"/>
      <text:p text:style-name="P11">State whether the following are true or false. If the answer is false, explain why.</text:p>
      <text:p text:style-name="P11"/>
      <text:p text:style-name="P11">a) The address operator (&amp;) can be applied only to constants, to expressions and to variables declared with the storage-class register.</text:p>
      <text:p text:style-name="P11">-??? </text:p>
      <text:p text:style-name="P11"/>
      <text:p text:style-name="P11">b) A pointer that’s declared to be void can be dereferenced.</text:p>
      <text:p text:style-name="P11">-<text:span text:style-name="T13">false. </text:span></text:p>
      <text:p text:style-name="P11"/>
      <text:p text:style-name="P11">c) Pointers of different types may not be assigned to one another without a cast</text:p>
      <text:p text:style-name="P11">operation.</text:p>
      <text:p text:style-name="P13">-<text:span text:style-name="T13">false. False. Pointers of any type can be assigned to void pointers. </text:span></text:p>
      <text:p text:style-name="P11"/>
      <text:p text:style-name="P11"/>
      <text:p text:style-name="P11"/>
      <text:p text:style-name="P11"/>
      <text:p text:style-name="P11">Do each of the following:</text:p>
      <text:p text:style-name="P11"/>
      <text:p text:style-name="P11">a) Write the function header for a function called exchange() that takes two pointers to</text:p>
      <text:p text:style-name="P11">unsigned integer numbers x and y as parameters and does not return a value.</text:p>
      <text:p text:style-name="P11"/>
      <text:p text:style-name="P11">b) Write the function prototype for the function in part (a).</text:p>
      <text:p text:style-name="P11"/>
      <text:p text:style-name="P11">c) Write the function header for a function called evaluate() that returns an integer and</text:p>
      <text:p text:style-name="P11">that takes as parameters integer</text:p>
      <text:p text:style-name="P11"/>
      <text:p text:style-name="P11">X and a pointer to function poly(). Function poly() takes an integer parameter and returns</text:p>
      <text:p text:style-name="P11">an integer.</text:p>
      <text:p text:style-name="P11"/>
      <text:p text:style-name="P11">d) Write the function prototype for the function in part (c)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Find the error in each of the following program segments. Assume</text:p>
      <text:p text:style-name="P11"/>
      <text:p text:style-name="P11">int *zPtr;</text:p>
      <text:p text:style-name="P11">/* zPtr will reference array z */</text:p>
      <text:p text:style-name="P11">int *aPtr = NULL;</text:p>
      <text:p text:style-name="P11">void *sPtr = NULL;</text:p>
      <text:p text:style-name="P11">int number, i;</text:p>
      <text:p text:style-name="P11">int z[5] = { 1, 2, 3, 4, 5 };</text:p>
      <text:p text:style-name="P11">sPtr = z;</text:p>
      <text:p text:style-name="P11"/>
      <text:p text:style-name="P11">a) ++zptr;</text:p>
      <text:p text:style-name="P10">Err: zptr not initialized; </text:p>
      <text:p text:style-name="P11">b) /* use pointer to get first value of array; assume zPtr is initialized */</text:p>
      <text:p text:style-name="P11">number = zPtr;</text:p>
      <text:p text:style-name="P11"/>
      <text:p text:style-name="P11">c) /* assign array element 2 (the value 3) to number; assume zPtr is initialized */</text:p>
      <text:p text:style-name="P11">number = *zPtr[ 2 ];</text:p>
      <text:p text:style-name="P11">d) /* print entire array z; assume zPtr is initialized */</text:p>
      <text:p text:style-name="P11">for (i = 0; i &lt;= 5; ++i) {</text:p>
      <text:p text:style-name="P11">printf("%d ", zPtr[ i ] );</text:p>
      <text:p text:style-name="P11">}</text:p>
      <text:p text:style-name="P11">e) /* assign the value pointed to by sPtr to number */</text:p>
      <text:p text:style-name="P11">number = *sPtr;</text:p>
      <text:p text:style-name="P11">f) ++z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11:54.298628169</meta:creation-date>
    <dc:date>2017-06-05T05:15:54.843046082</dc:date>
    <meta:editing-duration>PT4H17M19S</meta:editing-duration>
    <meta:editing-cycles>26</meta:editing-cycles>
    <meta:generator>LibreOffice/4.3.3.2$Linux_X86_64 LibreOffice_project/430m0$Build-2</meta:generator>
    <meta:document-statistic meta:table-count="0" meta:image-count="0" meta:object-count="0" meta:page-count="2" meta:paragraph-count="43" meta:word-count="351" meta:character-count="1871" meta:non-whitespace-character-count="1559"/>
  </office:meta>
</office:document-meta>
</file>